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4f29" officeooo:paragraph-rsid="00184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верка работоспособност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20:53:27.716000000</meta:creation-date>
    <dc:date>2021-10-12T20:54:04.518000000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  <meta:generator>LibreOffice/6.2.4.2$Windows_X86_64 LibreOffice_project/2412653d852ce75f65fbfa83fb7e7b669a126d64</meta:generator>
  </office:meta>
</office:document-meta>
</file>